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08e52" style:font-size-asian="10pt" style:font-style-asian="normal" style:font-weight-asian="normal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8"><text:user-field-get text:name="py3o.o.company_id.hr_head_id.name">hr_head</text:user-field-get></text:span></text:p>
            <text:p text:style-name="P6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ကုမ္ပဏီ/ဌာန/အဖွဲ့အစည်းအမည် <text:s/><text:user-field-get text:name="py3o.o.company_id.name">company_name</text:user-field-get></text:p>
            <text:p text:style-name="P66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9:24.378000000</dc:date>
    <meta:editing-duration>P1DT19H22M9S</meta:editing-duration>
    <meta:editing-cycles>985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